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0.4333in" style:rel-column-width="3421*"/>
    </style:style>
    <style:style style:name="Table2.B" style:family="table-column">
      <style:table-column-properties style:column-width="1.3132in" style:rel-column-width="10368*"/>
    </style:style>
    <style:style style:name="Table2.C" style:family="table-column">
      <style:table-column-properties style:column-width="1.3in" style:rel-column-width="10264*"/>
    </style:style>
    <style:style style:name="Table2.D" style:family="table-column">
      <style:table-column-properties style:column-width="1.0958in" style:rel-column-width="8652*"/>
    </style:style>
    <style:style style:name="Table2.E" style:family="table-column">
      <style:table-column-properties style:column-width="3.0403in" style:rel-column-width="24005*"/>
    </style:style>
    <style:style style:name="Table2.F" style:family="table-column">
      <style:table-column-properties style:column-width="1.1174in" style:rel-column-width="8825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3" style:family="paragraph" style:parent-style-name="Standard">
      <style:text-properties style:font-name="DejaVu Sans Condensed" fo:font-weight="bold" officeooo:rsid="003223fe" officeooo:paragraph-rsid="003223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30c6e2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rsid="003223fe" officeooo:paragraph-rsid="003223fe" style:font-size-asian="12pt" style:font-size-complex="12pt"/>
    </style:style>
    <style:style style:name="P7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8" style:family="paragraph" style:parent-style-name="Standard">
      <style:text-properties style:font-name="DejaVu Sans Condensed" fo:font-size="12pt" fo:font-weight="bold" officeooo:rsid="003223fe" officeooo:paragraph-rsid="003223f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3223fe" officeooo:paragraph-rsid="00109aa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325d37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25d37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3223fe" officeooo:paragraph-rsid="003223fe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3223fe" officeooo:paragraph-rsid="003223fe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3223fe" officeooo:paragraph-rsid="003223fe" style:font-size-asian="12pt" style:font-size-complex="12pt"/>
    </style:style>
    <style:style style:name="P16" style:family="paragraph" style:parent-style-name="Standard" style:list-style-name="L4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text-properties style:font-name="DejaVu Sans Condensed" fo:font-size="12pt" fo:font-weight="normal" officeooo:rsid="003223fe" officeooo:paragraph-rsid="0034fdfb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19" style:family="paragraph" style:parent-style-name="Standard" style:list-style-name="L9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0" style:family="paragraph" style:parent-style-name="Standard" style:list-style-name="L11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1" style:family="paragraph" style:parent-style-name="Standard" style:list-style-name="L12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DejaVu Sans Condensed" fo:font-size="12pt" fo:font-weight="bold" officeooo:rsid="003223fe" officeooo:paragraph-rsid="0034fdfb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text-properties style:font-name="DejaVu Sans Condensed" officeooo:paragraph-rsid="003223fe"/>
    </style:style>
    <style:style style:name="P24" style:family="paragraph" style:parent-style-name="Standard" style:list-style-name="L2">
      <style:text-properties style:font-name="DejaVu Sans Condensed" fo:font-weight="normal" officeooo:paragraph-rsid="0034fdfb" style:font-weight-asian="normal" style:font-weight-complex="normal"/>
    </style:style>
    <style:style style:name="P25" style:family="paragraph" style:parent-style-name="Standard" style:list-style-name="L2">
      <style:text-properties style:font-name="DejaVu Sans Condensed" fo:font-weight="normal" officeooo:rsid="003223fe" officeooo:paragraph-rsid="003223fe" style:font-weight-asian="normal" style:font-weight-complex="normal"/>
    </style:style>
    <style:style style:name="P26" style:family="paragraph" style:parent-style-name="Standard" style:list-style-name="L3">
      <style:text-properties style:font-name="DejaVu Sans Condensed" fo:font-weight="normal" officeooo:rsid="003223fe" officeooo:paragraph-rsid="003223fe" style:font-weight-asian="normal" style:font-weight-complex="normal"/>
    </style:style>
    <style:style style:name="P27" style:family="paragraph" style:parent-style-name="Standard" style:list-style-name="L9">
      <style:text-properties style:font-name="DejaVu Sans Condensed" fo:font-weight="normal" officeooo:paragraph-rsid="003223fe" style:font-weight-asian="normal" style:font-weight-complex="normal"/>
    </style:style>
    <style:style style:name="P28" style:family="paragraph" style:parent-style-name="Standard" style:list-style-name="L2">
      <style:text-properties style:font-name="DejaVu Sans Condensed" fo:font-weight="normal" officeooo:rsid="0034fdfb" officeooo:paragraph-rsid="0034fdfb" style:font-weight-asian="normal" style:font-weight-complex="normal"/>
    </style:style>
    <style:style style:name="P29" style:family="paragraph" style:parent-style-name="Standard" style:list-style-name="L5">
      <style:text-properties style:font-name="DejaVu Sans Condensed" officeooo:paragraph-rsid="003223fe"/>
    </style:style>
    <style:style style:name="P30" style:family="paragraph" style:parent-style-name="Standard" style:list-style-name="L6">
      <style:text-properties style:font-name="DejaVu Sans Condensed" officeooo:paragraph-rsid="003223fe"/>
    </style:style>
    <style:style style:name="P31" style:family="paragraph" style:parent-style-name="Standard" style:list-style-name="L16">
      <style:text-properties style:font-name="DejaVu Sans Condensed" officeooo:paragraph-rsid="0034fdfb"/>
    </style:style>
    <style:style style:name="P32" style:family="paragraph" style:parent-style-name="Standard" style:list-style-name="L2">
      <style:text-properties officeooo:paragraph-rsid="0034fdfb"/>
    </style:style>
    <style:style style:name="P33" style:family="paragraph" style:parent-style-name="Standard" style:list-style-name="L2">
      <style:text-properties officeooo:rsid="003223fe" officeooo:paragraph-rsid="003223fe"/>
    </style:style>
    <style:style style:name="P34" style:family="paragraph" style:parent-style-name="Standard" style:list-style-name="L9">
      <style:text-properties officeooo:paragraph-rsid="0034fdfb"/>
    </style:style>
    <style:style style:name="P35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34fdfb" style:font-size-asian="12pt" style:font-size-complex="12pt"/>
    </style:style>
    <style:style style:name="P36" style:family="paragraph" style:parent-style-name="Standard" style:list-style-name="L13">
      <style:text-properties style:text-line-through-style="none" style:text-line-through-type="none" style:font-name="DejaVu Sans Condensed" fo:font-size="12pt" officeooo:rsid="00235271" officeooo:paragraph-rsid="0034fdfb" style:font-size-asian="12pt" style:font-size-complex="12pt"/>
    </style:style>
    <style:style style:name="P37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34fdfb" style:font-size-asian="12pt" style:font-size-complex="12pt"/>
    </style:style>
    <style:style style:name="P38" style:family="paragraph" style:parent-style-name="Standard" style:list-style-name="L15">
      <style:text-properties style:text-line-through-style="none" style:text-line-through-type="none" style:font-name="DejaVu Sans Condensed" fo:font-size="12pt" officeooo:rsid="0018178b" officeooo:paragraph-rsid="0034fdfb" style:font-size-asian="12pt" style:font-size-complex="12pt"/>
    </style:style>
    <style:style style:name="P39" style:family="paragraph" style:parent-style-name="Standard" style:list-style-name="L17">
      <style:text-properties style:text-line-through-style="none" style:text-line-through-type="none" style:font-name="DejaVu Sans Condensed" fo:font-size="12pt" officeooo:rsid="0030d51f" officeooo:paragraph-rsid="0034fdfb" style:font-size-asian="12pt" style:font-size-complex="12pt"/>
    </style:style>
    <style:style style:name="P40" style:family="paragraph" style:parent-style-name="Standard" style:list-style-name="L17">
      <style:text-properties style:text-line-through-style="none" style:text-line-through-type="none" style:font-name="DejaVu Sans Condensed" fo:font-size="12pt" officeooo:rsid="002f2ce5" officeooo:paragraph-rsid="0034fdfb" style:font-size-asian="12pt" style:font-size-complex="12pt"/>
    </style:style>
    <style:style style:name="P41" style:family="paragraph" style:parent-style-name="Standard" style:list-style-name="L9">
      <style:text-properties style:text-line-through-style="none" style:text-line-through-type="none" style:font-name="DejaVu Sans Condensed" fo:font-size="12pt" fo:font-style="normal" fo:font-weight="normal" officeooo:rsid="00148c7a" officeooo:paragraph-rsid="0034fdfb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9">
      <style:text-properties style:text-line-through-style="none" style:text-line-through-type="none" style:font-name="DejaVu Sans Condensed" fo:font-size="12pt" fo:font-style="normal" fo:font-weight="normal" officeooo:rsid="0034fdfb" officeooo:paragraph-rsid="0034fdf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7">
      <style:text-properties style:text-line-through-style="none" style:text-line-through-type="none" style:font-name="DejaVu Sans Condensed" officeooo:paragraph-rsid="0034fdfb"/>
    </style:style>
    <style:style style:name="P44" style:family="paragraph" style:parent-style-name="Standard" style:list-style-name="L17">
      <style:text-properties officeooo:paragraph-rsid="0034fdfb"/>
    </style:style>
    <style:style style:name="P45" style:family="paragraph" style:parent-style-name="Table_20_Contents">
      <style:text-properties style:font-name="DejaVu Sans Condensed" fo:font-weight="bold" officeooo:rsid="00358790" officeooo:paragraph-rsid="0034fdfb" style:font-weight-asian="bold" style:font-weight-complex="bold"/>
    </style:style>
    <style:style style:name="P46" style:family="paragraph" style:parent-style-name="Table_20_Contents">
      <style:text-properties style:font-name="DejaVu Sans Condensed" officeooo:rsid="00358790" officeooo:paragraph-rsid="0034fdfb"/>
    </style:style>
    <style:style style:name="P47" style:family="paragraph" style:parent-style-name="Table_20_Contents">
      <style:text-properties style:font-name="DejaVu Sans Condensed" officeooo:rsid="00422e72" officeooo:paragraph-rsid="0034fdfb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34fdf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48080" style:font-weight-asian="bold" style:font-weight-complex="bold"/>
    </style:style>
    <style:style style:name="T7" style:family="text">
      <style:text-properties fo:font-weight="bold" officeooo:rsid="00365cf8" style:font-weight-asian="bold" style:font-weight-complex="bold"/>
    </style:style>
    <style:style style:name="T8" style:family="text">
      <style:text-properties officeooo:rsid="001c4280"/>
    </style:style>
    <style:style style:name="T9" style:family="text">
      <style:text-properties style:font-name="DejaVu Sans Condensed" fo:font-size="12pt" style:font-size-asian="12pt" style:font-size-complex="12pt"/>
    </style:style>
    <style:style style:name="T10" style:family="text">
      <style:text-properties style:font-name="DejaVu Sans Condensed" fo:font-size="12pt" officeooo:rsid="001e18cf" style:font-size-asian="12pt" style:font-size-complex="12pt"/>
    </style:style>
    <style:style style:name="T11" style:family="text">
      <style:text-properties style:font-name="DejaVu Sans Condensed" fo:font-size="12pt" officeooo:rsid="00148c7a" style:font-size-asian="12pt" style:font-size-complex="12pt"/>
    </style:style>
    <style:style style:name="T12" style:family="text">
      <style:text-properties style:font-name="DejaVu Sans Condensed" fo:font-size="12pt" officeooo:rsid="003223fe" style:font-size-asian="12pt" style:font-size-complex="12pt"/>
    </style:style>
    <style:style style:name="T13" style:family="text">
      <style:text-properties style:font-name="DejaVu Sans Condensed" fo:font-size="12pt" officeooo:rsid="0034fdfb" style:font-size-asian="12pt" style:font-size-complex="12pt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223fe" style:font-size-asian="12pt" style:font-weight-asian="bold" style:font-size-complex="12pt" style:font-weight-complex="bold"/>
    </style:style>
    <style:style style:name="T17" style:family="text">
      <style:text-properties officeooo:rsid="0035db3e"/>
    </style:style>
    <style:style style:name="T18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1e18cf" style:font-size-asian="12pt" style:font-size-complex="12pt"/>
    </style:style>
    <style:style style:name="T26" style:family="text">
      <style:text-properties fo:font-size="12pt" officeooo:rsid="003223fe" style:font-size-asian="12pt" style:font-size-complex="12pt"/>
    </style:style>
    <style:style style:name="T27" style:family="text">
      <style:text-properties fo:font-size="12pt" officeooo:rsid="00148c7a" style:font-size-asian="12pt" style:font-size-complex="12pt"/>
    </style:style>
    <style:style style:name="T28" style:family="text">
      <style:text-properties fo:font-size="12pt" officeooo:rsid="0030d51f" style:font-size-asian="12pt" style:font-size-complex="12pt"/>
    </style:style>
    <style:style style:name="T29" style:family="text">
      <style:text-properties fo:font-size="12pt" officeooo:rsid="0034fdfb" style:font-size-asian="12pt" style:font-size-complex="12pt"/>
    </style:style>
    <style:style style:name="T30" style:family="text">
      <style:text-properties fo:font-size="12pt" officeooo:rsid="002f2ce5" style:font-size-asian="12pt" style:font-size-complex="12pt"/>
    </style:style>
    <style:style style:name="T31" style:family="text">
      <style:text-properties officeooo:rsid="00334e5a"/>
    </style:style>
    <style:style style:name="T32" style:family="text">
      <style:text-properties officeooo:rsid="0034fdfb"/>
    </style:style>
    <style:style style:name="T3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e8aa8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officeooo:rsid="003223fe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officeooo:rsid="0030d51f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officeooo:rsid="003dcb88" style:font-size-asian="12pt" style:font-size-complex="12pt"/>
    </style:style>
    <style:style style:name="T38" style:family="text">
      <style:text-properties style:text-line-through-style="none" style:text-line-through-type="none" style:font-name="DejaVu Sans Condensed" fo:font-size="12pt" officeooo:rsid="00373917" style:font-size-asian="12pt" style:font-size-complex="12pt"/>
    </style:style>
    <style:style style:name="T39" style:family="text">
      <style:text-properties style:text-line-through-style="none" style:text-line-through-type="none" style:font-name="DejaVu Sans Condensed" fo:font-size="12pt" fo:font-style="normal" fo:font-weight="normal" officeooo:rsid="00365cf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style="normal" fo:font-weight="normal" officeooo:rsid="00373917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officeooo:rsid="0030d51f"/>
    </style:style>
    <style:style style:name="T42" style:family="text">
      <style:text-properties style:text-line-through-style="none" style:text-line-through-type="none" fo:font-size="12pt" officeooo:rsid="0030d51f" style:font-size-asian="12pt" style:font-size-complex="12pt"/>
    </style:style>
    <style:style style:name="T43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44" style:family="text">
      <style:text-properties style:text-line-through-style="none" style:text-line-through-type="none" fo:font-style="normal" officeooo:rsid="00148c7a" style:font-style-asian="normal" style:font-style-complex="normal"/>
    </style:style>
    <style:style style:name="T45" style:family="text">
      <style:text-properties style:text-line-through-style="none" style:text-line-through-type="none" fo:font-style="normal" officeooo:rsid="00148080" style:font-style-asian="normal" style:font-style-complex="normal"/>
    </style:style>
    <style:style style:name="T46" style:family="text">
      <style:text-properties style:text-line-through-style="none" style:text-line-through-type="none" fo:font-style="normal" officeooo:rsid="00365cf8" style:font-style-asian="normal" style:font-style-complex="normal"/>
    </style:style>
    <style:style style:name="T47" style:family="text">
      <style:text-properties style:text-line-through-style="none" style:text-line-through-type="none" officeooo:rsid="00148c7a"/>
    </style:style>
    <style:style style:name="T48" style:family="text">
      <style:text-properties officeooo:rsid="003e8aa8"/>
    </style:style>
    <style:style style:name="T49" style:family="text">
      <style:text-properties officeooo:rsid="001edf7f"/>
    </style:style>
    <style:style style:name="T50" style:family="text">
      <style:text-properties officeooo:rsid="0030d51f"/>
    </style:style>
    <style:style style:name="T51" style:family="text">
      <style:text-properties officeooo:rsid="00373917"/>
    </style:style>
    <style:style style:name="T52" style:family="text">
      <style:text-properties officeooo:rsid="00365cf8"/>
    </style:style>
    <style:style style:name="T53" style:family="text">
      <style:text-properties officeooo:rsid="003abcec"/>
    </style:style>
    <style:style style:name="T54" style:family="text">
      <style:text-properties officeooo:rsid="003c98ef"/>
    </style:style>
    <style:style style:name="T55" style:family="text">
      <style:text-properties officeooo:rsid="0045366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7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18">1</text:span><text:span text:style-name="T19">0</text:span><text:span text:style-name="T18">2</text:span><text:span text:style-name="T20"> - </text:span><text:span text:style-name="T21">Controls - </text:span><text:span text:style-name="T22">Throttle </text:span><text:span text:style-name="T23">Grip</text:span></text:p>
      <text:p text:style-name="P5">U=Up, D=Down, F=Forward, B=Backward, L=Left, R=Right, P=Press, S-*=Shift-<text:span text:style-name="T8">*</text:span>, L-*=Long-<text:span text:style-name="T8">*</text:span></text:p>
      <text:p text:style-name="P5"/>
      <text:p text:style-name="P11"><text:span text:style-name="T14">Top</text:span><text:span text:style-name="T15"> </text:span><text:span text:style-name="T16">3-Way Switch (spring return)</text:span></text:p>
      <text:list text:style-name="L1">
        <text:list-item>
          <text:p text:style-name="P12">F:<text:span text:style-name="T32"> Manual 1 dispense</text:span></text:p>
        </text:list-item>
        <text:list-item>
          <text:p text:style-name="P12">B<text:span text:style-name="T31">:</text:span><text:span text:style-name="T32"> Manual 2 dispense</text:span></text:p>
        </text:list-item>
      </text:list>
      <text:p text:style-name="P8">Mid Rear Hat<text:span text:style-name="T32"> (coolie)</text:span></text:p>
      <text:list xml:id="list4018410203" text:style-name="L2">
        <text:list-item>
          <text:p text:style-name="P23"><text:span text:style-name="T25">F</text:span><text:span text:style-name="T26">:</text:span></text:p>
        </text:list-item>
        <text:list-item>
          <text:p text:style-name="P23"><text:span text:style-name="T25">B</text:span><text:span text:style-name="T27">:</text:span></text:p>
        </text:list-item>
        <text:list-item>
          <text:p text:style-name="P13">L:</text:p>
        </text:list-item>
        <text:list-item>
          <text:p text:style-name="P13">R:</text:p>
        </text:list-item>
        <text:list-item>
          <text:p text:style-name="P13">P:</text:p>
        </text:list-item>
      </text:list>
      <text:p text:style-name="P9">Mid Front Hat<text:span text:style-name="T32"> (dome)</text:span></text:p>
      <text:list xml:id="list1993268886" text:style-name="L13">
        <text:list-item>
          <text:p text:style-name="P37">U: (SRS radio 1 PTT)</text:p>
        </text:list-item>
        <text:list-item>
          <text:p text:style-name="P37">D: (SRS radio 2 PTT)</text:p>
        </text:list-item>
        <text:list-item>
          <text:p text:style-name="P36">S-U: Radio 1 PTT (opens comms menu for radio 1)</text:p>
        </text:list-item>
        <text:list-item>
          <text:p text:style-name="P36"><text:span text:style-name="T24">S-D: Radio 2 PTT (opens comms menu for radio 2)</text:span></text:p>
        </text:list-item>
      </text:list>
      <text:p text:style-name="P6"><text:span text:style-name="T3">M</text:span><text:span text:style-name="T2">id Lower Hat</text:span><text:span text:style-name="T4"> (boat)</text:span></text:p>
      <text:list xml:id="list133912690727828" text:continue-list="list4018410203" text:style-name="L2">
        <text:list-item>
          <text:p text:style-name="P28"><text:span text:style-name="T25">U</text:span><text:span text:style-name="T24">:</text:span></text:p>
        </text:list-item>
        <text:list-item>
          <text:p text:style-name="P28"><text:span text:style-name="T24">D:</text:span></text:p>
        </text:list-item>
        <text:list-item>
          <text:p text:style-name="P24"><text:span text:style-name="T25">F</text:span><text:span text:style-name="T26">:</text:span><text:span text:style-name="T29"> </text:span><text:span text:style-name="T42">Missile Reject</text:span></text:p>
        </text:list-item>
        <text:list-item>
          <text:p text:style-name="P24"><text:span text:style-name="T25">B</text:span><text:span text:style-name="T27">:</text:span><text:span text:style-name="T29"> </text:span><text:span text:style-name="T42">Undesignate</text:span></text:p>
        </text:list-item>
        <text:list-item>
          <text:p text:style-name="P25">P:</text:p>
        </text:list-item>
      </text:list>
      <text:p text:style-name="P3">Thumb Button</text:p>
      <text:list text:style-name="L3">
        <text:list-item>
          <text:p text:style-name="P26">P:</text:p>
        </text:list-item>
      </text:list>
      <text:p text:style-name="P6"><text:span text:style-name="T3">B</text:span><text:span text:style-name="T2">ottom 3-Way Switch (toggle)</text:span></text:p>
      <text:list xml:id="list133912652130180" text:continue-list="list133912690727828" text:style-name="L2">
        <text:list-item>
          <text:p text:style-name="P32"><text:span text:style-name="T10">F</text:span><text:span text:style-name="T12">:</text:span><text:span text:style-name="T13"> </text:span><text:span text:style-name="T33">Extend speedbrakes (keeps extending while held)</text:span></text:p>
        </text:list-item>
        <text:list-item>
          <text:p text:style-name="P33"><text:span text:style-name="T10">C</text:span><text:span text:style-name="T9">:</text:span><text:span text:style-name="T13"> Stop speedbrakes</text:span></text:p>
        </text:list-item>
        <text:list-item>
          <text:p text:style-name="P32"><text:span text:style-name="T10">B</text:span><text:span text:style-name="T11">:</text:span><text:span text:style-name="T13"> </text:span><text:span text:style-name="T35">Retract speedbrakes (</text:span><text:span text:style-name="T34">keeps retracting while held</text:span><text:span text:style-name="T35">)</text:span></text:p>
        </text:list-item>
      </text:list>
      <text:p text:style-name="P8"><text:span text:style-name="T1">S</text:span>croll Wheel (spring return)</text:p>
      <text:list text:style-name="L4">
        <text:list-item>
          <text:p text:style-name="P16">U:</text:p>
        </text:list-item>
        <text:list-item>
          <text:p text:style-name="P16">D:</text:p>
        </text:list-item>
        <text:list-item>
          <text:p text:style-name="P16">P:</text:p>
        </text:list-item>
      </text:list>
      <text:p text:style-name="P8">Index Finger Hat<text:span text:style-name="T32"> (coolie)</text:span></text:p>
      <text:list xml:id="list2048666412" text:style-name="L17">
        <text:list-item>
          <text:p text:style-name="P44"><text:span text:style-name="T33">U: </text:span><text:span text:style-name="T36">Quick step (</text:span><text:span text:style-name="T37">STT: </text:span><text:span text:style-name="T36">returns TDC to target</text:span><text:span text:style-name="T37">; TWS: cycles PDT among the SDTs</text:span><text:span text:style-name="T36">); Sequence point</text:span></text:p>
        </text:list-item>
        <text:list-item>
          <text:p text:style-name="P39">D: Missile Boresight; Gunsight stiffen; Look-into-turn; Snap look enable</text:p>
        </text:list-item>
        <text:list-item>
          <text:p text:style-name="P43"><text:span text:style-name="T30">L: </text:span><text:span text:style-name="T28">IFF interrogate</text:span></text:p>
        </text:list-item>
        <text:list-item>
          <text:p text:style-name="P40">R: <text:span text:style-name="T50">EWWS/NCTR activate</text:span></text:p>
        </text:list-item>
        <text:list-item>
          <text:p text:style-name="P43"><text:span text:style-name="T30">P: </text:span><text:span text:style-name="T28">--</text:span></text:p>
        </text:list-item>
      </text:list>
      <text:p text:style-name="P8">Middle Finger Hat <text:span text:style-name="T32">(dish) </text:span>(XY axes and buttons)</text:p>
      <text:list text:style-name="L15">
        <text:list-item>
          <text:p text:style-name="P38">Axes: Slew TD<text:span text:style-name="T49">C</text:span></text:p>
        </text:list-item>
      </text:list>
      <text:list text:style-name="L16">
        <text:list-item>
          <text:p text:style-name="P31"><text:span text:style-name="T43">P: </text:span><text:span text:style-name="T42">Radar lock on; TGT IR designate</text:span></text:p>
        </text:list-item>
      </text:list>
      <text:p text:style-name="P8">Elevation Wheel (spring return)</text:p>
      <text:list text:style-name="L7">
        <text:list-item>
          <text:p text:style-name="P17">U<text:span text:style-name="T32">/</text:span>D:<text:span text:style-name="T32"> </text:span><text:span text:style-name="T41">Antenna elevation up/down</text:span></text:p>
        </text:list-item>
      </text:list>
      <text:p text:style-name="P8">Right (inboard) Ring Finger Button</text:p>
      <text:list text:style-name="L8">
        <text:list-item>
          <text:p text:style-name="P18">P:</text:p>
        </text:list-item>
      </text:list>
      <text:p text:style-name="P8">Ring Finger Hat<text:span text:style-name="T32"> </text:span><text:span text:style-name="T44">-- </text:span><text:span text:style-name="T45">"</text:span><text:span text:style-name="T44">Weapon</text:span><text:span text:style-name="T46">/Mode Switch"</text:span></text:p>
      <text:list xml:id="list1389471132" text:style-name="L9">
        <text:list-item>
          <text:p text:style-name="P35"><text:span text:style-name="T51">U</text:span>: <text:span text:style-name="T52">Gun steering and A/A </text:span><text:span text:style-name="T53">Master Mode</text:span><text:span text:style-name="T52"> command</text:span><text:span text:style-name="T51"> (AFT on real control)</text:span><text:span text:style-name="T54"> (locks you into A/A Master Mode until guns are deselected with this switch Press or </text:span><text:span text:style-name="T55">Down/Fwd</text:span><text:span text:style-name="T54">)</text:span></text:p>
        </text:list-item>
        <text:list-item>
          <text:p text:style-name="P34"><text:span text:style-name="T38">P</text:span><text:span text:style-name="T33">: </text:span><text:span text:style-name="T39">SRM mode (Short Range Missile: Sidewinder)</text:span><text:span text:style-name="T40"> (CTR on real control)</text:span></text:p>
        </text:list-item>
        <text:list-item>
          <text:p text:style-name="P41"><text:span text:style-name="T51">D</text:span>: <text:span text:style-name="T52">MRM mode (Medium Range Missile: Sparrow or AMRAAM)</text:span><text:span text:style-name="T51"> (FWD on real control)</text:span></text:p>
        </text:list-item>
        <text:list-item>
          <text:p text:style-name="P42">L:</text:p>
        </text:list-item>
        <text:list-item>
          <text:p text:style-name="P42">R:</text:p>
        </text:list-item>
      </text:list>
      <text:p text:style-name="P22">Left (outboard) Ring Finger Button<text:span text:style-name="T47"> -- </text:span><text:span text:style-name="T41">"Left Multi-function Switch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>TPOD</text:p>
          </table:table-cell>
          <table:table-cell table:style-name="Table2.A1" office:value-type="string">
            <text:p text:style-name="P45">HRM/RBM</text:p>
          </table:table-cell>
          <table:table-cell table:style-name="Table2.A1" office:value-type="string">
            <text:p text:style-name="P45">A/G weapon</text:p>
          </table:table-cell>
          <table:table-cell table:style-name="Table2.A1" office:value-type="string">
            <text:p text:style-name="P45">HUD</text:p>
          </table:table-cell>
          <table:table-cell table:style-name="Table2.F1" office:value-type="string">
            <text:p text:style-name="P45">TSD</text:p>
          </table:table-cell>
        </table:table-row>
        <table:table-row>
          <table:table-cell table:style-name="Table2.A2" office:value-type="string">
            <text:p text:style-name="P45">P:</text:p>
          </table:table-cell>
          <table:table-cell table:style-name="Table2.A2" office:value-type="string">
            <text:p text:style-name="P46">Laser fire toggle</text:p>
          </table:table-cell>
          <table:table-cell table:style-name="Table2.A2" office:value-type="string">
            <text:p text:style-name="P47">Toggle FREEZE</text:p>
          </table:table-cell>
          <table:table-cell table:style-name="Table2.A2" office:value-type="string">
            <text:p text:style-name="P46">TODO</text:p>
          </table:table-cell>
          <table:table-cell table:style-name="Table2.A2" office:value-type="string">
            <text:p text:style-name="P46">Velocity Vector cage/uncage (must have HUD SOI)</text:p>
          </table:table-cell>
          <table:table-cell table:style-name="Table2.F2" office:value-type="string">
            <text:p text:style-name="P46">Track/Untrack</text:p>
          </table:table-cell>
        </table:table-row>
      </table:table>
      <text:p text:style-name="P8">Pinky Wheel (axis)</text:p>
      <text:list text:style-name="L11">
        <text:list-item>
          <text:p text:style-name="P20">U:</text:p>
        </text:list-item>
        <text:list-item>
          <text:p text:style-name="P20">D:</text:p>
        </text:list-item>
        <text:list-item>
          <text:p text:style-name="P20">Center Detent:</text:p>
        </text:list-item>
      </text:list>
      <text:p text:style-name="P8">Pinky Switch (spring return)</text:p>
      <text:list text:style-name="L12">
        <text:list-item>
          <text:p text:style-name="P21">U:</text:p>
        </text:list-item>
        <text:list-item>
          <text:p text:style-name="P21">D:</text:p>
        </text:list-item>
      </text:list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12T13:39:12.218000000</dc:date>
    <meta:editing-duration>PT4H40M59S</meta:editing-duration>
    <meta:editing-cycles>35</meta:editing-cycles>
    <meta:generator>LibreOffice/7.5.2.2$Windows_X86_64 LibreOffice_project/53bb9681a964705cf672590721dbc85eb4d0c3a2</meta:generator>
    <meta:document-statistic meta:table-count="2" meta:image-count="1" meta:object-count="0" meta:page-count="1" meta:paragraph-count="76" meta:word-count="346" meta:character-count="1758" meta:non-whitespace-character-count="1530"/>
  </office:meta>
</office:document-meta>
</file>